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5-01-0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4-02-2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3-02-28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2-02-16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1-01-2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20-01-2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8-01-29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7-01-2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6-01-0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5-01-2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4-01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0152" calcext:value-type="float">
            <text:p>105.6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3-01-1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2-01-1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1-01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10-01-0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9-01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8-01-0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6-12-29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6-01-1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5-01-2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4-01-29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3-02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2-01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200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8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47095444701</text:p>
          </table:table-cell>
          <table:table-cell office:value-type="string" calcext:value-type="string">
            <text:p>197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